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7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23" style:family="table-cell" style:parent-style-name="Default" style:data-style-name="N40"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82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Лист1.$E2]" table:style-name="ce1">
            <text:p>1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Лист1.$E3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70" table:style-name="ce1">
            <text:p>270</text:p>
          </table:table-cell>
          <table:table-cell table:number-columns-repeated="2" table:style-name="ce1"/>
          <table:table-cell office:value-type="float" office:value="270" table:formula="of:=[Лист1.$E4]" table:style-name="ce1">
            <text:p>2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800" table:style-name="ce1">
            <text:p>800</text:p>
          </table:table-cell>
          <table:table-cell table:number-columns-repeated="2" table:style-name="ce1"/>
          <table:table-cell office:value-type="float" office:value="800" table:formula="of:=[Лист1.$E5]" table:style-name="ce1">
            <text:p>8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Лист1.$E6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80" table:formula="of:=[Лист1.$E7]" table:style-name="ce1">
            <text:p>1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Лист1.$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75" table:formula="of:=[Лист1.$E9]" table:style-name="ce1">
            <text:p>75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Лист1.$E10]" table:style-name="ce1">
            <text:p>9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2" table:formula="of:=[Лист1.$E11]*0.4" table:style-name="ce1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Лист1.$E12]" table:style-name="ce1">
            <text:p>11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Лист1.$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float" office:value="140" table:formula="of:=[Лист1.$E14]" table:style-name="ce1">
            <text:p>1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Лист1.$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Лист1.$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Лист1.$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Лист1.$E18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Лист1.$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Лист1.$E2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table:number-columns-repeated="3" table:style-name="ce1"/>
          <table:table-cell office:value-type="float" office:value="0" table:formula="of:=[Лист1.$E2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320" table:formula="of:=[Лист1.$E22]" table:style-name="ce1">
            <text:p>32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320" table:formula="of:=[Лист1.$E23]" table:style-name="ce1">
            <text:p>3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formula="of:=[Лист1.$E24]" table:style-name="ce1">
            <text:p>8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Лист1.$E25]" table:style-name="ce1">
            <text:p>7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Лист1.$E26]" table:style-name="ce1">
            <text:p>15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Лист1.$E27]" table:style-name="ce1">
            <text:p>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Лист1.$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Лист1.$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Лист1.$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Лист1.$E3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3" table:style-name="ce1"/>
          <table:table-cell office:value-type="float" office:value="0" table:formula="of:=[Лист1.$E32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12.6" table:style-name="ce1">
            <text:p>12,6</text:p>
          </table:table-cell>
          <table:table-cell table:number-columns-repeated="2" table:style-name="ce1"/>
          <table:table-cell office:value-type="float" office:value="12.6" table:formula="of:=[Лист1.$E33]" table:style-name="ce1">
            <text:p>12,6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46.2" table:style-name="ce1">
            <text:p>46,2</text:p>
          </table:table-cell>
          <table:table-cell table:number-columns-repeated="2" table:style-name="ce1"/>
          <table:table-cell office:value-type="float" office:value="46.2" table:formula="of:=[Лист1.$E34]" table:style-name="ce1">
            <text:p>46,2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Лист1.$E3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3" table:style-name="ce1"/>
          <table:table-cell office:value-type="float" office:value="0" table:formula="of:=[Лист1.$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Лист1.$E37]" table:style-name="ce1">
            <text:p>1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80" table:style-name="ce1">
            <text:p>280</text:p>
          </table:table-cell>
          <table:table-cell table:number-columns-repeated="2" table:style-name="ce1"/>
          <table:table-cell office:value-type="float" office:value="280" table:formula="of:=[Лист1.$E38]" table:style-name="ce1">
            <text:p>2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Лист1.$E39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Лист1.$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Лист1.$E41]" table:style-name="ce1">
            <text:p>7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Лист1.$E42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Лист1.$E43]" table:style-name="ce1">
            <text:p>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800" table:style-name="ce1">
            <text:p>800</text:p>
          </table:table-cell>
          <table:table-cell table:number-columns-repeated="2" table:style-name="ce1"/>
          <table:table-cell office:value-type="float" office:value="800" table:formula="of:=[Лист1.$E44]" table:style-name="ce1">
            <text:p>8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Лист1.$E45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Лист1.$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Лист1.$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Лист1.$E48]" table:style-name="ce1">
            <text:p>1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Лист1.$E49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3" table:style-name="ce1"/>
          <table:table-cell office:value-type="float" office:value="0" table:formula="of:=[Лист1.$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Лист1.$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Лист1.$E52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Лист1.$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4" table:formula="of:=[Лист1.$E54]" table:style-name="ce1">
            <text:p>24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557.7999999999993" table:formula="of:=SUM([.E2:.E54])" table:style-name="ce20">
            <text:p>5557,8</text:p>
          </table:table-cell>
          <table:table-cell table:number-columns-repeated="2" table:style-name="ce1"/>
          <table:table-cell office:value-type="float" office:value="5539.7999999999993" table:formula="of:=SUM([.H2:.H54])" table:style-name="ce23">
            <text:p>5539,8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2">
        <table:table-column table:style-name="co4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2">
        <table:table-column table:style-name="co4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number:number-style style:name="N40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orientation="portrait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7-01T08:42:03Z</dc:date>
    <meta:print-date>2025-05-07T16:41:07Z</meta:print-date>
    <meta:editing-cycles>169</meta:editing-cycles>
    <meta:editing-duration>PT271905S</meta:editing-duration>
  </office:meta>
</office:document-meta>
</file>